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int sur le framework utilisé : Qt</text:p>
      <text:p text:style-name="P1"><draw:frame draw:style-name="fr1" draw:name="images1" text:anchor-type="as-char" svg:y="-2.937cm" svg:width="2.54cm" svg:height="3.016cm" draw:z-index="0"><draw:image xlink:href="http://upload.wikimedia.org/wikipedia/fr/thumb/d/d4/Qt.svg/langfr-96px-Qt.svg.png" xlink:type="simple" xlink:show="embed" xlink:actuate="onLoad"/></draw:frame> </text:p>
      <text:p text:style-name="Standard"/>
      <text:p text:style-name="Standard">Qt est un framework édité par Qt Development Framework, filiale de la société finlandaise Digia. Il propose un ensemble de bibliothèques et fonctionnalités pour développer tous types d'applications (interfaces graphiques, applications réseaux, jeux vidéo...). Il est écrit en C++.</text:p>
      <text:p text:style-name="Standard"/>
      <text:p text:style-name="Standard">Nous avons décidé de choisir Qt car il est intuitif à utiliser et qu'il intègre un environnement de développement (Qt Creator), fonctionnant sur le même modèle que Visual Studio. On peut donc utiliser le designer de fenêtres permettant de gagner du temps sur les interfaces utilisateur.</text:p>
      <text:p text:style-name="Standard"/>
      <text:p text:style-name="Standard">De plus, il est aussi possible de développer des applications en C++, langage sur lequel nous avons été formés pendant une année universitaire à l'IUT et qui possède lui-même des avantages en termes de performances pour un programme, puisque le code est directement compilé. Ce qui, dans le cadre d'un programme informatique à des fins scientifiques, a son importance puisque des études sont menées sur des flots de données conséquents, et l'expérience utilisateur est dans tous les cas améliorée. Pour disposer de l'exécutable de l'application sous Linux, il suffira de compiler le code source sur une machine disposant de Linux.</text:p>
      <text:p text:style-name="Standard"/>
      <text:p text:style-name="Standard">Enfin, Qt offre la possibilité de découper son code selon l'architecture MVC. Rapidement, celle-ci permet de séparer le traitement des données (Modèle et Contrôleur), de l'affichage (Vue). Qt propose un ensemble de classes qui implémentent cette architecture. Cela rend le développement de l'application plus simple car il est possible d'affecter chaque développeur à une tâche ou un lot de tâches indépendantes, ce qui réduit leur complexité.</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iris MALBRANQUE</meta:initial-creator>
    <meta:creation-date>2014-12-28T15:00:38.87</meta:creation-date>
    <dc:date>2014-12-28T15:33:24.65</dc:date>
    <dc:creator>Osiris MALBRANQUE</dc:creator>
    <meta:editing-duration>PT32M51S</meta:editing-duration>
    <meta:editing-cycles>3</meta:editing-cycles>
    <meta:generator>OpenOffice/4.0.1$Win32 OpenOffice.org_project/401m5$Build-9714</meta:generator>
    <meta:document-statistic meta:table-count="0" meta:image-count="1" meta:object-count="0" meta:page-count="1" meta:paragraph-count="6" meta:word-count="258" meta:character-count="1676"/>
  </office:meta>
</office:document-meta>
</file>